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ae6" officeooo:paragraph-rsid="0014c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formation retreival.</text:p>
      <text:p text:style-name="P1">2. Define which filters are best.</text:p>
      <text:p text:style-name="P1">3. Extract using yelp api application.</text:p>
      <text:p text:style-name="P1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7:05:37.334324653</meta:creation-date>
    <meta:generator>LibreOffice/6.0.3.2$Linux_X86_64 LibreOffice_project/00m0$Build-2</meta:generator>
    <dc:date>2018-08-20T17:16:03.729673391</dc:date>
    <meta:editing-duration>PT10M27S</meta:editing-duration>
    <meta:editing-cycles>1</meta:editing-cycles>
    <meta:document-statistic meta:table-count="0" meta:image-count="0" meta:object-count="0" meta:page-count="1" meta:paragraph-count="4" meta:word-count="16" meta:character-count="99" meta:non-whitespace-character-count="86"/>
  </office:meta>
</office:document-meta>
</file>